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AA00000028DEFC3EF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10%">
        <style:tab-stops>
          <style:tab-stop style:position="3.799cm"/>
        </style:tab-stops>
      </style:paragraph-properties>
    </style:style>
    <style:style style:name="P2" style:family="paragraph" style:parent-style-name="Text_20_body">
      <style:paragraph-properties fo:margin-left="3.799cm" fo:margin-right="0cm" fo:line-height="110%" fo:text-indent="-3.799cm" style:auto-text-indent="false">
        <style:tab-stops/>
      </style:paragraph-properties>
    </style:style>
    <style:style style:name="P3" style:family="paragraph" style:parent-style-name="Text_20_body">
      <style:paragraph-properties fo:margin-left="3.799cm" fo:margin-right="0cm" fo:line-height="110%" fo:text-indent="-3.799cm" style:auto-text-indent="false">
        <style:tab-stops/>
      </style:paragraph-properties>
    </style:style>
    <style:style style:name="P4" style:family="paragraph" style:parent-style-name="Text_20_body">
      <style:paragraph-properties fo:margin-left="3.799cm" fo:margin-right="-0.212cm" fo:line-height="110%" fo:text-indent="-3.799cm" style:auto-text-indent="false">
        <style:tab-stops/>
      </style:paragraph-properties>
      <style:text-properties officeooo:paragraph-rsid="000e67c4"/>
    </style:style>
    <style:style style:name="P5" style:family="paragraph" style:parent-style-name="Heading_20_1">
      <style:paragraph-properties fo:line-height="110%"/>
    </style:style>
    <style:style style:name="T1" style:family="text">
      <style:text-properties fo:color="#4c4c4c"/>
    </style:style>
    <style:style style:name="T2" style:family="text">
      <style:text-properties fo:color="#4c4c4c" style:font-name="Times New Roman1"/>
    </style:style>
    <style:style style:name="T3" style:family="text">
      <style:text-properties fo:color="#4c4c4c" officeooo:rsid="0008b3e0"/>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0773a3" style:font-style-asian="italic" style:font-style-complex="italic"/>
    </style:style>
    <style:style style:name="T7" style:family="text">
      <style:text-properties fo:font-style="italic" officeooo:rsid="000e67c4"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0773a3"/>
    </style:style>
    <style:style style:name="T10" style:family="text">
      <style:text-properties officeooo:rsid="000c299d"/>
    </style:style>
    <style:style style:name="T11" style:family="text">
      <style:text-properties officeooo:rsid="000dd52f"/>
    </style:style>
    <style:style style:name="T12" style:family="text">
      <style:text-properties officeooo:rsid="000e67c4"/>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raw:frame draw:style-name="fr1" draw:name="Grafik1" text:anchor-type="paragraph" svg:x="12.467cm" svg:y="-0.339cm" svg:width="4.5cm" svg:height="1.06cm" draw:z-index="0"><draw:image xlink:href="Pictures/10000000000000AA00000028DEFC3EF3.png" xlink:type="simple" xlink:show="embed" xlink:actuate="onLoad"/></draw:frame>MyCoRe data sheet </text:h>
      <text:p text:style-name="P1">MyCoRe:<text:tab/><text:span text:style-name="T4">My</text:span> <text:span text:style-name="T4">Co</text:span>ntent <text:span text:style-name="T4">Re</text:span>pository ['maɪkɔːr]</text:p>
      <text:p text:style-name="P1">License:<text:tab/><text:span text:style-name="T4">Open Source Software</text:span> under <text:span text:style-name="T5">GNU General Public License</text:span> (GPL) </text:p>
      <text:p text:style-name="P1">Developers:<text:tab/><text:span text:style-name="T4">MyCoRe Community</text:span></text:p>
      <text:p text:style-name="P1">Website: <text:tab/><text:span text:style-name="T4">http://www.mycore.org</text:span></text:p>
      <text:p text:style-name="P1">Type:<text:tab/>Web application for Digital Libraries, Content Management, <text:line-break/><text:tab/>Document Management, Document server, Publication server, <text:line-break/><text:tab/>Archives, Institutional Repositories</text:p>
      <text:p text:style-name="P1">Language:<text:tab/>Language of MyCoRe application is adaptable, documentation is German</text:p>
      <text:p text:style-name="P1">Version:<text:tab/><text:span text:style-name="T9">2014.06</text:span></text:p>
      <text:p text:style-name="P1">Operating system:<text:tab/>Windows, Unix, Linux, Mac OS X</text:p>
      <text:p text:style-name="P2">System requirements:<text:tab/>Web Application Server: Apache Tomcat, Jetty or IBM WebSphere<text:line-break/>Database: MySQL, IBM DB2, Oracle, HSQLDB (is in MyCoRe included) <text:line-break/>or other relational database management system<text:line-break/>Java <text:span text:style-name="T9">7</text:span> SDK, Apache Ant, SVN <text:span text:style-name="T10">c</text:span>lient </text:p>
      <text:p text:style-name="P2">Download:<text:tab/>http://mycore.sf.net </text:p>
      <text:p text:style-name="P2">Demo application:<text:tab/><text:span text:style-name="T4">DocPortal</text:span> <text:line-break/>DocPortal is a web application in which collections of e.g. thesis with bibliographical metadata and resource descriptions can be stored. <text:line-break/>DocPortal is a type of information retrieval system.<text:line-break/>URL: http://www.mycore.de:8291/ </text:p>
      <text:p text:style-name="P4">Functionality:<text:tab/>MyCoRe provides functionality of library, document and publication servers. Own web applications can be developed with MyCoRe by configurations and adjustments in XML, XSL <text:span text:style-name="T11">and CSS</text:span>. A rich search function allows retrieval in metadata, full text and XML structures. Simple, extended or complex search masks can be defined. Extensive retrieval is possible with the MyCoRe own query language with boolean operators and wild-cards. <text:line-break/>Base functions are the production, management and editing of <text:s/>content, using <text:line-break/>online forms with multilingual interfaces (i18n) via web interface. Internally MyCoRe uses XML as storage and interchange format. Additional functions are: customizable web pages, managing of all common media types like PDF documents, audio/video files, images, entire file directories. Standards are supported for metadata (like <text:span text:style-name="T6">MODS</text:span>) and for classifications (e.g. <text:span text:style-name="T5">Dewey Decimal Classification</text:span><text:span text:style-name="T8"> DDC</text:span>). Metadata models are adaptable and expandable. Persistent identifiers (URN) assure permanent access to the data. Interfaces to other systems are supported such as the <text:span text:style-name="T5">Open Archives Initiative Protocol for Metadata Harvesting</text:span> (OAI-PMH), the <text:span text:style-name="T5">Simple Web-service Offering Reposi</text:span><text:span text:style-name="T7">­</text:span><text:span text:style-name="T5">tory Deposit</text:span> (SWORD), Web Services (SOAP) as interface for search in repo<text:span text:style-name="T12">­</text:span>sio<text:span text:style-name="T12">­</text:span>ries, search queries in the <text:span text:style-name="T5">Z39.50 Prefix Query Format</text:span> (PQF) or via search engine robots. Access to data in MyCoRe applications can be controlled by user and rights management or by using <text:span text:style-name="T5">Access Control Lists</text:span> (ACL) with specifications what operations are allowed to be performed on the objects. <text:span text:style-name="T12">Presenting images or high-resolution illustrations via integrated viewing t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4c4c4c"/>
    </style:style>
    <style:style style:name="MT2" style:family="text">
      <style:text-properties fo:color="#4c4c4c" style:font-name="Times New Roman1"/>
    </style:style>
    <style:style style:name="MT3" style:family="text">
      <style:text-properties fo:color="#4c4c4c" officeooo:rsid="0008b3e0"/>
    </style:style>
    <style:page-layout style:name="Mpm1">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501cm" fo:margin-left="0cm" fo:margin-right="0cm" fo:margin-top="0.4cm" style:dynamic-spacing="false"/>
      </style:footer-style>
    </style:page-layout>
  </office:automatic-styles>
  <office:master-styles>
    <style:master-page style:name="Standard" style:page-layout-name="Mpm1">
      <style:footer>
        <text:p text:style-name="Footer"><text:tab/><text:span text:style-name="MT1">MyCoRe data sheet </text:span><text:span text:style-name="MT2">©</text:span><text:span text:style-name="MT1"> MyCoRe, 201</text:span><text:span text:style-name="MT3">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ebke Oeltjen</meta:initial-creator>
    <meta:creation-date>2009-05-29T17:43:27.710000000</meta:creation-date>
    <dc:date>2014-08-22T15:31:33.332000000</dc:date>
    <meta:editing-duration>PT15H30M16S</meta:editing-duration>
    <meta:editing-cycles>50</meta:editing-cycles>
    <meta:generator>LibreOffice/4.2.1.1$Windows_x86 LibreOffice_project/d7dbbd7842e6a58b0f521599204e827654e1fb8b</meta:generator>
    <meta:printed-by>Wiebke Oeltjen</meta:printed-by>
    <meta:print-date>2009-06-05T16:19:49.340000000</meta:print-date>
    <dc:title>MyCoRe data sheet</dc:title>
    <meta:keyword>MyCoRe; www.mycore.de; www.mycore.org; Open-Source-Software; Institutional Repository; digital library software</meta:keyword>
    <dc:subject>Technical data and functionality of the MyCoRe Repository Software</dc:subject>
    <meta:document-statistic meta:table-count="0" meta:image-count="1" meta:object-count="0" meta:page-count="1" meta:paragraph-count="14" meta:word-count="368" meta:character-count="2687" meta:non-whitespace-character-count="2316"/>
    <meta:user-defined meta:name="Info 1"/>
    <meta:user-defined meta:name="Info 2"/>
    <meta:user-defined meta:name="Info 3"/>
    <meta:user-defined meta:name="Info 4"/>
  </office:meta>
</office:document-meta>
</file>